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H</mi>
        <mn>0</mn>
      </msub>
      <msub>
        <mo stretchy="false">ψ</mo>
        <mn>0</mn>
      </msub>
      <mrow>
        <mo stretchy="false">(</mo>
        <mrow>
          <mstyle mathvariant="bold">
            <mrow>
              <mi>r</mi>
            </mrow>
          </mstyle>
        </mrow>
        <mo stretchy="false">)</mo>
      </mrow>
      <mrow>
        <mi/>
        <mo stretchy="false">=</mo>
        <mi/>
      </mrow>
      <mi>E</mi>
      <msub>
        <mo stretchy="false">ψ</mo>
        <mn>0</mn>
      </msub>
      <mrow>
        <mo stretchy="false">(</mo>
        <mrow>
          <mstyle mathvariant="bold">
            <mrow>
              <mi>r</mi>
            </mrow>
          </mstyle>
        </mrow>
        <mo stretchy="false">)</mo>
      </mrow>
      <mi/>
      <mtext> ; </mtext>
      <mi/>
      <msub>
        <mi>H</mi>
        <mn>0</mn>
      </msub>
      <mrow>
        <mi/>
        <mo stretchy="false">=</mo>
        <mi/>
      </mrow>
      <mfrac>
        <msup>
          <mrow>
            <mstyle mathvariant="bold">
              <mrow>
                <mi>p</mi>
              </mrow>
            </mstyle>
          </mrow>
          <mn>2</mn>
        </msup>
        <mrow>
          <mn>2</mn>
          <mi>m</mi>
        </mrow>
      </mfrac>
      <mi/>
      <mtext> ; </mtext>
      <mi/>
      <mi>E</mi>
      <mrow>
        <mi/>
        <mo stretchy="false">&gt;</mo>
        <mi/>
      </mrow>
      <mn>0</mn>
    </mrow>
    <annotation encoding="StarMath 5.0">H _0 %ipsi _0 (bold r) ~=~ E %ipsi _0 (bold r) `" ; "~ 
H _0 ~=~ {bold p} ^2 over {2 m} `" ; "~ E ~&gt;~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3:02:04.790000000</meta:creation-date>
    <meta:generator>LibreOffice/4.1.4.2$Windows_x86 LibreOffice_project/0a0440ccc0227ad9829de5f46be37cfb6edcf72</meta:generator>
  </office:meta>
</office:document-meta>
</file>